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name-complex="Arial"/>
    </style:style>
    <style:style style:name="P2" style:family="paragraph" style:parent-style-name="Standard">
      <style:paragraph-properties fo:line-height="200%" fo:text-align="end" style:justify-single-word="false"/>
      <style:text-properties style:font-name="Arial" fo:font-weight="bold" style:font-weight-asian="bold" style:font-name-complex="Arial"/>
    </style:style>
    <style:style style:name="P3" style:family="paragraph" style:parent-style-name="Standard">
      <style:text-properties style:font-name="Arial" fo:font-weight="bold" style:font-weight-asian="bold" style:font-name-complex="Arial" style:font-weight-complex="bold"/>
    </style:style>
    <style:style style:name="P4" style:family="paragraph" style:parent-style-name="Standard">
      <style:text-properties style:font-name="Arial" fo:font-weight="normal" style:font-weight-asian="normal" style:font-name-complex="Arial" style:font-weight-complex="normal"/>
    </style:style>
    <style:style style:name="P5" style:family="paragraph" style:parent-style-name="Standard" style:master-page-name="Standard">
      <style:paragraph-properties fo:line-height="200%" fo:text-align="end" style:justify-single-word="false" style:page-number="auto"/>
      <style:text-properties style:font-name="Arial" fo:font-weight="bold" style:font-weight-asian="bold" style:font-name-complex="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cob S. Howarth</text:p>
      <text:p text:style-name="P2">Microcomputers I – Lab 6</text:p>
      <text:p text:style-name="P2">Professor Foster</text:p>
      <text:p text:style-name="P2">CE-320, Fall ‘08</text:p>
      <text:p text:style-name="P1">Question 1 Answer:</text:p>
      <text:p text:style-name="P4">The 7-segment display shows LED segments 0 – 7, (a - h) lit. The display reads 8.8.'8'8.</text:p>
      <text:p text:style-name="P4"/>
      <text:p text:style-name="P4"><text:span text:style-name="T1">Question 2 Answer:</text:span></text:p>
      <text:p text:style-name="P4">The 7-segment display now reads 3333.</text:p>
      <text:p text:style-name="P4"/>
      <text:p text:style-name="P4"><text:span text:style-name="T1">Question 3 Answer:</text:span></text:p>
      <text:p text:style-name="P4">The 7-segment display displays $FFFF or 65535 as its output. It displays $FFFF because the bits in PORTB are all set to 1's indicating that PORTB is outputting to the 7-segment display. The DDRB register has bits 6, 5, 4, and 0 set and the rest cleared. When a bit is set in the DDRB register it indicates which segments will be lit. In this case, segments 6, 5, 4, and 0 will be lit, displaying F. Since PORTB has access to the 4 7-segment display and can only show one value at a time (ie. not multiplexed) then it displays F on all displays.</text:p>
      <text:p text:style-name="P4"/>
      <text:p text:style-name="P4"><text:span text:style-name="T1">Question 4 Answer:</text:span></text:p>
      <text:p text:style-name="P4">Same answer as question 1.</text:p>
      <text:p text:style-name="P4"/>
      <text:p text:style-name="P4"><text:span text:style-name="T1">Question 5 Answer:</text:span></text:p>
      <text:p text:style-name="P4">The 7-segment display is now multiplexed, so only one 7-segment display is lit. The 7-segment display to the far right, labeled DSP4, displays '8. PTP only uses 4 bits, so DDRP will only use 4 bits as well. Since DDRP is set to $0F, PTP will be outputting to all 7-segment displays. PTP controls the select bits for the multiplexing, so when PTP is set to 07, it will send the value of PORTB, set by DDRB which is $FF in this case. The $FF in DDRB indicates which segments will be set to outputs and PORTB sends high voltage signals to these segments. PTP multiplexes these segments by controlling the select bits, in this case outputting only the far right display. </text:p>
      <text:p text:style-name="P4"/>
      <text:p text:style-name="P4"><text:span text:style-name="T1">Question 6 Answer:</text:span></text:p>
      <text:p text:style-name="P4">The 7-segment display labeled DSP3 is lit. It displays the following output ('8).</text:p>
      <text:p text:style-name="P4"><text:span text:style-name="T1"/></text:p>
      <text:p text:style-name="P4"><text:span text:style-name="T1">Question 7 Answer:</text:span></text:p>
      <text:p text:style-name="P4">The 7-segment display labeled DSP2 is lit. It displays the following output, (8.).</text:p>
      <text:p text:style-name="P4"/>
      <text:p text:style-name="P4"><text:span text:style-name="T1">Question 8 Answer:</text:span></text:p>
      <text:p text:style-name="P4">The 7-segment display labeled DSP1 is lit (ie. the MSB of the 7-segment display). It displays the value of the DDRB register which is (8.).</text:p>
      <text:p text:style-name="P4"/>
      <text:p text:style-name="P3">Question 9 Answer:</text:p>
      <text:p text:style-name="P3"><text:span text:style-name="T2">The 7-segment displays labeled DSP2 and DSP4 are lit. The following outputs they display are (8.) and ('8) respectively.</text:span></text:p>
      <text:p text:style-name="P3"><text:span text:style-name="T2"/></text:p>
      <text:p text:style-name="P3"><text:soft-page-break/>Question 10 Answer:</text:p>
      <text:p text:style-name="P3"><text:span text:style-name="T2">The value in memory location $0260 (PTH) is $FF because none of the switches or buttons are asserted.</text:span></text:p>
      <text:p text:style-name="P3"><text:span text:style-name="T2"/></text:p>
      <text:p text:style-name="P3">Question 11 Answer:</text:p>
      <text:p text:style-name="P3"><text:span text:style-name="T2">The value in memory location $0260 (PTH) when “SW5” is asserted is $FE.</text:span></text:p>
      <text:p text:style-name="P3"><text:span text:style-name="T2"/></text:p>
      <text:p text:style-name="P3">Question 12 Answer:</text:p>
      <text:p text:style-name="P3"><text:span text:style-name="T2">Same answer as question 11. There is no distinction between the push buttons and the switches so if one switch is flipped, then it's the same as if “SW5” button is depressed.</text:span></text:p>
      <text:p text:style-name="P3"><text:span text:style-name="T2"/></text:p>
      <text:p text:style-name="P3">Question 13 Answer:<text:span text:style-name="T2"> </text:span></text:p>
      <text:p text:style-name="P3"><text:span text:style-name="T2">Same answer as question 12.</text:span></text:p>
      <text:p text:style-name="P3"><text:span text:style-name="T2"/></text:p>
      <text:p text:style-name="P3">Question 14 Answer:</text:p>
      <text:p text:style-name="P4">There is no distinction between “SW5” and DIP-1 in the 0-bit position in PTH. When one asserted or both, PTH is $FE. It can be explained as a simple OR function.</text:p>
      <text:p text:style-name="P4"/>
      <text:p text:style-name="P3">Question 15 Answer:</text:p>
      <text:p text:style-name="P4">The 7-segment display labeled DSP3 still displays each segment in sequence, but now the switch in not debounced, so in some assertions of “SW4”, the segments light sporadically.</text:p>
      <text:p text:style-name="P4"/>
      <text:p text:style-name="P4"><text:span text:style-name="T1">Question 16 Answer:</text:span></text:p>
      <text:p text:style-name="P4">The 7-segment display now lights each of the segments in a flash every time “SW4” is asserted as well as the individual segments. The non-debouncing characteristics still persist.</text:p>
      <text:p text:style-name="P4"/>
      <text:p text:style-name="P3">Question 17 Answer:</text:p>
      <text:p text:style-name="P4">The second reason for the pause is so that we only deal with updating the current segment to be displayed and not the previous one. When there is no delay, because the pause subroutine is not called, there is a ghost image of the displayed in the previous 7-segment display when a button is depressed. This occurs because the value stored in memory is being updated before switching to the next 7-segment display. For example, when “SW2” is pressed, the next segment to be lit is changed on DSP1 which is affected by “SW2”. However a ghost image of this segment is also changed on the 7-segment display previous to it, in this case DSP3. Basically not enough time is spent to update the right value, percentage wise, compared to updating the wrong value when multiplexing from one display to the next. This causes the human eye to detect errors (ie. ghost images) more visibly then when spending most of the time updating the correct value compared to the wrong one. <text:s/></text:p>
      <text:p text:style-name="P4"/>
      <text:p text:style-name="P3">Question 18 Answer:</text:p>
      <text:p text:style-name="P4">The corresponding bit when updating the right value in PORTB register could be set to 0 or “low voltage” in the previous 7-segment display (ie. previous value) when updating the current value in the 7-segment display corresponding to the specified button. For example, when pressing “SW4”, the 7-segment display labeled DSP3 lights a different segment. During this part of the code, the PORTB bit for the current segment being changed could turn off the “ghost image” in the previous 7-segment display labeled DSP2 which will cause the ghost image to disapp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8T08:08:14.10</meta:creation-date>
    <meta:document-statistic meta:table-count="0" meta:image-count="0" meta:object-count="0" meta:page-count="2" meta:paragraph-count="40" meta:word-count="820" meta:character-count="4610"/>
    <dc:date>2008-11-18T10:14:23.32</dc:date>
    <meta:editing-duration>PT00H03M12S</meta:editing-duration>
    <meta:editing-cycles>1</meta:editing-cycles>
    <meta:generator>OpenOffice.org/3.0$Win32 OpenOffice.org_project/300m9$Build-9358</meta:generator>
    <meta:user-defined meta:name="Info 1"/>
    <meta:user-defined meta:name="Info 2"/>
    <meta:user-defined meta:name="Info 3"/>
    <meta:user-defined meta:name="Info 4"/>
  </office:meta>
</office:document-meta>
</file>